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fa7" officeooo:paragraph-rsid="000e8fa7"/>
    </style:style>
    <style:style style:name="T1" style:family="text">
      <style:text-properties officeooo:rsid="000e8fa7"/>
    </style:style>
    <style:style style:name="T2" style:family="text">
      <style:text-properties officeooo:rsid="000ee83a"/>
    </style:style>
    <style:style style:name="T3" style:family="text">
      <style:text-properties officeooo:rsid="000f5c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studante : Ducílio Mateus Manjate</text:p>
      <text:p text:style-name="Standard"/>
      <text:p text:style-name="Standard"/>
      <text:p text:style-name="Standard"/>
      <text:p text:style-name="Standard">1 – Os protótipos de baixa fidelidade servem para (assinale a opção CORRETA):</text:p>
      <text:p text:style-name="Standard"/>
      <text:p text:style-name="Standard">a () - Validar o dinamismo da aplicação.</text:p>
      <text:p text:style-name="Standard"/>
      <text:p text:style-name="Standard">b () - Descobrir o quão intuitiva é a aplicação. </text:p>
      <text:p text:style-name="Standard"/>
      <text:p text:style-name="Standard">c (<text:span text:style-name="T1">x</text:span>) - Validar a estética da aplicação.</text:p>
      <text:p text:style-name="Standard"/>
      <text:p text:style-name="Standard">d () - Validar a responsividade da aplicação.</text:p>
      <text:p text:style-name="Standard"/>
      <text:p text:style-name="Standard"/>
      <text:p text:style-name="Standard">2 – Os protótipos de alta fidelidade servem para (assinale a opção INCORRETA):</text:p>
      <text:p text:style-name="Standard"/>
      <text:p text:style-name="Standard"/>
      <text:p text:style-name="Standard">a () - Testar a performance da aplicação.</text:p>
      <text:p text:style-name="Standard"/>
      <text:p text:style-name="Standard">b (<text:span text:style-name="T1">x</text:span>) - Testar o fluxo do usuário na aplicação.</text:p>
      <text:p text:style-name="Standard"/>
      <text:p text:style-name="Standard">c (<text:span text:style-name="T1">x</text:span>) - Testar interações simples do usuário com a aplicação.</text:p>
      <text:p text:style-name="Standard"/>
      <text:p text:style-name="Standard">d (<text:span text:style-name="T1">x</text:span>) - Validar a usabilidade da aplicação.</text:p>
      <text:p text:style-name="Standard"/>
      <text:p text:style-name="Standard"/>
      <text:p text:style-name="Standard">3 – Podemos definir UX como (assinale a opção CORRETA):</text:p>
      <text:p text:style-name="Standard"/>
      <text:p text:style-name="Standard">a () - A experiência que o usuário tem enquanto consome um produto.</text:p>
      <text:p text:style-name="Standard"/>
      <text:p text:style-name="Standard">b (<text:span text:style-name="T1">x</text:span>) - A interação do usuário com o produto.</text:p>
      <text:p text:style-name="Standard"/>
      <text:p text:style-name="Standard">c () - Tudo aquilo que está ligado à sua experiência com o produto. </text:p>
      <text:p text:style-name="Standard"/>
      <text:p text:style-name="Standard">d () - A jornada do usuário depois de adquirir o produto.</text:p>
      <text:p text:style-name="Standard"/>
      <text:p text:style-name="Standard"/>
      <text:p text:style-name="Standard">4 – NÃO é um objetivo da refatoração:</text:p>
      <text:p text:style-name="Standard"/>
      <text:p text:style-name="Standard">a (<text:span text:style-name="T1">x</text:span>) - Alterar o tipo de dado retornado por uma função.</text:p>
      <text:p text:style-name="Standard"/>
      <text:p text:style-name="Standard">b () - Melhorar a estrutura interna do código fonte.</text:p>
      <text:p text:style-name="Standard"/>
      <text:p text:style-name="Standard">c () - Limpar e reorganizar o código.</text:p>
      <text:p text:style-name="Standard"/>
      <text:p text:style-name="Standard">d () - Melhorar a legibilidade do código.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5 – NÃO é um objetivo da refatoração:</text:p>
      <text:p text:style-name="Standard"/>
      <text:p text:style-name="Standard">a () - Aumentar a velocidade de codificação de novas features futuramente.</text:p>
      <text:p text:style-name="Standard"/>
      <text:p text:style-name="Standard">b () - Evidenciar bugs.</text:p>
      <text:p text:style-name="Standard"/>
      <text:p text:style-name="Standard">c () - Evitar a degradação do projeto a longo prazo.</text:p>
      <text:p text:style-name="Standard"/>
      <text:p text:style-name="Standard">d (<text:span text:style-name="T1">x</text:span>) - Introduzir novas regras de negócio na a aplicação.</text:p>
      <text:p text:style-name="Standard"/>
      <text:p text:style-name="Standard"/>
      <text:p text:style-name="Standard"/>
      <text:p text:style-name="Standard">6 – Devemos refatorar quando encontrarmos (assinale a opção INCORRETA):</text:p>
      <text:p text:style-name="Standard"/>
      <text:p text:style-name="Standard">a () - Variáveis nomeadas de maneira incorreta.</text:p>
      <text:p text:style-name="Standard"/>
      <text:p text:style-name="Standard">b () - Código com muitas funções.</text:p>
      <text:p text:style-name="Standard"/>
      <text:p text:style-name="Standard">c (<text:span text:style-name="T2">x</text:span>) - Código duplicado.</text:p>
      <text:p text:style-name="Standard"/>
      <text:p text:style-name="Standard">d () - Métodos em classes inadequadas.</text:p>
      <text:p text:style-name="Standard"/>
      <text:p text:style-name="Standard"/>
      <text:p text:style-name="Standard"/>
      <text:p text:style-name="Standard">7 – Sobre refatoração, assinale a opção CORRETA:</text:p>
      <text:p text:style-name="Standard"/>
      <text:p text:style-name="Standard">a () - Deve ser feita toda vez que se utiliza o Test-Driven Development (TDD).</text:p>
      <text:p text:style-name="Standard"/>
      <text:p text:style-name="Standard">b () - Deve, necessariamente, melhorar a performance da aplicação.</text:p>
      <text:p text:style-name="Standard"/>
      <text:p text:style-name="Standard">c () - Deve ser feita toda vez que queremos mudar o comportamento externo de um código.</text:p>
      <text:p text:style-name="Standard"/>
      <text:p text:style-name="Standard">d () - Deve ser feita sempre que queremos evidenciar bug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8 – Observe o código a seguir e marque a alternativa que apresenta uma possível refatoração dele:</text:p>
      <text:p text:style-name="Standard"/>
      <text:p text:style-name="Standard"/>
      <text:p text:style-name="Standard">function whichIsA(firstLetter, secondLetter, thirdLetter) {</text:p>
      <text:p text:style-name="Standard"><text:s text:c="2"/>if (firstLetter === 'a' || firstLetter === 'A') {</text:p>
      <text:p text:style-name="Standard"><text:s text:c="4"/>return "A primeira letra inserida é 'a'";</text:p>
      <text:p text:style-name="Standard"><text:s text:c="2"/>}</text:p>
      <text:p text:style-name="Standard"/>
      <text:p text:style-name="Standard"><text:s text:c="2"/>if (secondLetter === 'a' || secondLetter === 'A') {</text:p>
      <text:p text:style-name="Standard"><text:s text:c="4"/>return "A segunda letra inserida é 'a'";</text:p>
      <text:p text:style-name="Standard"><text:s text:c="2"/>}</text:p>
      <text:p text:style-name="Standard"/>
      <text:p text:style-name="Standard"><text:s text:c="2"/>if (thirdLetter === 'a' || thirdLetter === 'A') {</text:p>
      <text:p text:style-name="Standard"><text:s text:c="4"/>return "A terceira letra inserida é 'a'";</text:p>
      <text:p text:style-name="Standard"><text:s text:c="2"/>}</text:p>
      <text:p text:style-name="Standard"/>
      <text:p text:style-name="Standard"><text:s text:c="2"/>return "Nenhuma letra inserida é 'a'";</text:p>
      <text:p text:style-name="Standard">}</text:p>
      <text:p text:style-name="Standard"/>
      <text:p text:style-name="Standard"/>
      <text:p text:style-name="Standard">a (<text:span text:style-name="T2">x</text:span>) - </text:p>
      <text:p text:style-name="Standard"/>
      <text:p text:style-name="Standard">function whichIsA(firstLetter, secondLetter, thirdLetter) {</text:p>
      <text:p text:style-name="Standard"><text:s text:c="2"/>const answerByLetter = {</text:p>
      <text:p text:style-name="Standard"><text:s text:c="4"/>[thirdLetter.toLowerCase()]: 'terceira',</text:p>
      <text:p text:style-name="Standard"><text:s text:c="4"/>[secondLetter.toLowerCase()]: 'segunda',</text:p>
      <text:p text:style-name="Standard"><text:s text:c="4"/>[firstLetter.toLowerCase()]: 'primeira',</text:p>
      <text:p text:style-name="Standard"><text:s text:c="2"/>}</text:p>
      <text:p text:style-name="Standard"/>
      <text:p text:style-name="Standard"><text:s text:c="2"/>if (!answerByLetter['a']) {</text:p>
      <text:p text:style-name="Standard"><text:s text:c="4"/>return "Nenhuma letra inserida é 'a'";</text:p>
      <text:p text:style-name="Standard"><text:s text:c="2"/>}</text:p>
      <text:p text:style-name="Standard"/>
      <text:p text:style-name="Standard"><text:s text:c="2"/>return `A ${answerByLetter['a']} letra inserida é 'a'`;</text:p>
      <text:p text:style-name="Standard">}</text:p>
      <text:p text:style-name="Standard"/>
      <text:p text:style-name="Standard">b () -</text:p>
      <text:p text:style-name="Standard"/>
      <text:p text:style-name="Standard">function whichIsA(firstLetter, secondLetter, thirdLetter) {</text:p>
      <text:p text:style-name="Standard"><text:s text:c="2"/>const letters = [firstLetter, secondLetter, thirdLetter];</text:p>
      <text:p text:style-name="Standard"/>
      <text:p text:style-name="Standard"><text:s text:c="2"/>letters.forEach((letter) =&gt; {</text:p>
      <text:p text:style-name="Standard"><text:s text:c="4"/>if (letter === 'a' || letter === 'A') {</text:p>
      <text:p text:style-name="Standard"><text:s text:c="6"/>return `A ${letter} letra inserida é 'a'`;</text:p>
      <text:p text:style-name="Standard"><text:s text:c="4"/>}</text:p>
      <text:p text:style-name="Standard"><text:s text:c="2"/>});</text:p>
      <text:p text:style-name="Standard"/>
      <text:p text:style-name="Standard"><text:soft-page-break/><text:s text:c="2"/>return "Nenhuma letra inserida é 'a'";</text:p>
      <text:p text:style-name="Standard">}</text:p>
      <text:p text:style-name="Standard"/>
      <text:p text:style-name="Standard"/>
      <text:p text:style-name="Standard"/>
      <text:p text:style-name="Standard">c () - </text:p>
      <text:p text:style-name="Standard"/>
      <text:p text:style-name="Standard">function whichIsA(firstLetter, secondLetter, thirdLetter) {</text:p>
      <text:p text:style-name="Standard"><text:s text:c="2"/>const letters = [</text:p>
      <text:p text:style-name="Standard"><text:s text:c="4"/>firstLetter.toLowerCase(),</text:p>
      <text:p text:style-name="Standard"><text:s text:c="4"/>secondLetter.toLowerCase(),</text:p>
      <text:p text:style-name="Standard"><text:s text:c="4"/>thirdLetter.toLowerCase()</text:p>
      <text:p text:style-name="Standard"><text:s text:c="2"/>];</text:p>
      <text:p text:style-name="Standard"/>
      <text:p text:style-name="Standard"><text:s text:c="2"/>letters.forEach((letter) =&gt; {</text:p>
      <text:p text:style-name="Standard"><text:s text:c="4"/>if (letter === 'a') {</text:p>
      <text:p text:style-name="Standard"><text:s text:c="6"/>return `A ${letter} letra inserida é 'a'`;</text:p>
      <text:p text:style-name="Standard"><text:s text:c="4"/>}</text:p>
      <text:p text:style-name="Standard"><text:s text:c="2"/>});</text:p>
      <text:p text:style-name="Standard"/>
      <text:p text:style-name="Standard"><text:s text:c="2"/>return "Nenhuma letra inserida é 'a'";</text:p>
      <text:p text:style-name="Standard">}</text:p>
      <text:p text:style-name="Standard"/>
      <text:p text:style-name="Standard">d () -</text:p>
      <text:p text:style-name="Standard"/>
      <text:p text:style-name="Standard"/>
      <text:p text:style-name="Standard">function whichIsA(firstLetter, secondLetter, thirdLetter) {</text:p>
      <text:p text:style-name="Standard"><text:s text:c="2"/>const letters = [</text:p>
      <text:p text:style-name="Standard"><text:s text:c="4"/>thirdLetter.toLowerCase(),</text:p>
      <text:p text:style-name="Standard"><text:s text:c="4"/>secondLetter.toLowerCase(),</text:p>
      <text:p text:style-name="Standard"><text:s text:c="4"/>firstLetter.toLowerCase(),</text:p>
      <text:p text:style-name="Standard"><text:s text:c="2"/>];</text:p>
      <text:p text:style-name="Standard"/>
      <text:p text:style-name="Standard"><text:s text:c="2"/>letters.forEach((letter) =&gt; {</text:p>
      <text:p text:style-name="Standard"><text:s text:c="4"/>if (letter === 'a') {</text:p>
      <text:p text:style-name="Standard"><text:s text:c="6"/>return `A ${letter} letra inserida é 'a'`;</text:p>
      <text:p text:style-name="Standard"><text:s text:c="4"/>}</text:p>
      <text:p text:style-name="Standard"><text:s text:c="2"/>});</text:p>
      <text:p text:style-name="Standard"/>
      <text:p text:style-name="Standard"><text:s text:c="2"/>return "Nenhuma letra inserida é 'a'"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9 – Com base no seguinte componente React.js, como poderíamos manipular o texto "Texto do botão" no código do componente Button?</text:p>
      <text:p text:style-name="Standard"/>
      <text:p text:style-name="Standard">&lt;Button&gt;</text:p>
      <text:p text:style-name="Standard"><text:s text:c="2"/>Texto do botão</text:p>
      <text:p text:style-name="Standard">&lt;/Button&gt;</text:p>
      <text:p text:style-name="Standard"/>
      <text:p text:style-name="Standard">a () - </text:p>
      <text:p text:style-name="Standard"/>
      <text:p text:style-name="Standard">export default function Button(props) {</text:p>
      <text:p text:style-name="Standard"><text:s text:c="2"/>return (</text:p>
      <text:p text:style-name="Standard"><text:s text:c="4"/>&lt;button&gt;{ props.text }&lt;/button&gt;</text:p>
      <text:p text:style-name="Standard"><text:s text:c="2"/>)</text:p>
      <text:p text:style-name="Standard">}</text:p>
      <text:p text:style-name="Standard"/>
      <text:p text:style-name="Standard">b () -</text:p>
      <text:p text:style-name="Standard"/>
      <text:p text:style-name="Standard">export default function Button(props) {</text:p>
      <text:p text:style-name="Standard"><text:s text:c="2"/>return (</text:p>
      <text:p text:style-name="Standard"><text:s text:c="4"/>&lt;button&gt;props.children&lt;/button&gt;</text:p>
      <text:p text:style-name="Standard"><text:s text:c="2"/>)</text:p>
      <text:p text:style-name="Standard">}</text:p>
      <text:p text:style-name="Standard"/>
      <text:p text:style-name="Standard">c (<text:span text:style-name="T3">x</text:span>) - </text:p>
      <text:p text:style-name="Standard"/>
      <text:p text:style-name="Standard">export default function Button(children) {</text:p>
      <text:p text:style-name="Standard"><text:s text:c="2"/>return (</text:p>
      <text:p text:style-name="Standard"><text:s text:c="4"/>&lt;button&gt;{ children }&lt;/button&gt;</text:p>
      <text:p text:style-name="Standard"><text:s text:c="2"/>)</text:p>
      <text:p text:style-name="Standard">}</text:p>
      <text:p text:style-name="Standard"/>
      <text:p text:style-name="Standard">d () -</text:p>
      <text:p text:style-name="Standard"/>
      <text:p text:style-name="Standard">export default function Button(props) {</text:p>
      <text:p text:style-name="Standard"><text:s text:c="2"/>return (</text:p>
      <text:p text:style-name="Standard"><text:s text:c="4"/>&lt;button&gt;{ props.children }&lt;/button&gt;</text:p>
      <text:p text:style-name="Standard"><text:s text:c="2"/>)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10 - Qual opção é um motivo para o seguinte código falhar:</text:p>
      <text:p text:style-name="Standard"/>
      <text:p text:style-name="Standard">import { useState } from "react";</text:p>
      <text:p text:style-name="Standard"/>
      <text:p text:style-name="Standard">export default function Button() {</text:p>
      <text:p text:style-name="Standard"><text:s text:c="2"/>const [number, setNumber()] = useState();</text:p>
      <text:p text:style-name="Standard"/>
      <text:p text:style-name="Standard"><text:s text:c="2"/>return (</text:p>
      <text:p text:style-name="Standard"><text:s text:c="4"/>&lt;div&gt;</text:p>
      <text:p text:style-name="Standard"><text:s text:c="6"/>&lt;button onClick={setNumber(number + 1)}&gt;Somar 1&lt;/button&gt;</text:p>
      <text:p text:style-name="Standard"><text:s text:c="6"/>&lt;p&gt;</text:p>
      <text:p text:style-name="Standard"><text:s text:c="8"/>{number}</text:p>
      <text:p text:style-name="Standard"><text:s text:c="6"/>&lt;/p&gt;</text:p>
      <text:p text:style-name="Standard"><text:s text:c="4"/>&lt;/div&gt;</text:p>
      <text:p text:style-name="Standard"><text:s text:c="2"/>);</text:p>
      <text:p text:style-name="Standard">}</text:p>
      <text:p text:style-name="Standard"/>
      <text:p text:style-name="Standard">a () - A ordem de number e setNumber deveria ser invertida - [setNumber, number].</text:p>
      <text:p text:style-name="Standard"/>
      <text:p text:style-name="Standard">b () - A função setNumber não deveria ser chamada na inicialização do useState.</text:p>
      <text:p text:style-name="Standard"/>
      <text:p text:style-name="Standard">c () - A função "useState()" não deveria ser inicializada dentro do componente Button.</text:p>
      <text:p text:style-name="Standard"/>
      <text:p text:style-name="Standard">d (<text:span text:style-name="T3">x</text:span>) - A página ficará em um loop infinito, pelo fato de useState() estar sendo chamada toda vez que o componente é renderiza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19:25:43.653948219</meta:creation-date>
    <dc:date>2022-12-08T19:52:14.336452249</dc:date>
    <meta:editing-duration>PT4M1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6" meta:paragraph-count="144" meta:word-count="775" meta:character-count="4904" meta:non-whitespace-character-count="4038"/>
  </office:meta>
</office:document-meta>
</file>